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817cm"/>
    </style:style>
    <style:style style:name="pr2" style:family="presentation" style:parent-style-name="Default-subtitle">
      <style:graphic-properties draw:fill-color="#ffffff" draw:auto-grow-height="true" fo:min-height="15.08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817cm"/>
    </style:style>
    <style:style style:name="pr5" style:family="presentation" style:parent-style-name="Default-outline1">
      <style:graphic-properties fo:min-height="14.83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4.7999992370605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6.575cm" svg:height="3.817cm" svg:x="2.032cm" svg:y="0.911cm" presentation:class="title">
          <draw:text-box>
            <text:p>Metody czas - częstość</text:p>
          </draw:text-box>
        </draw:frame>
        <draw:frame presentation:style-name="pr2" draw:text-style-name="P1" draw:layer="layout" svg:width="36.575cm" svg:height="15.087cm" svg:x="2.032cm" svg:y="5.349cm" presentation:class="subtitle">
          <draw:text-box>
            <text:p text:style-name="P1">Karol August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Dane</text:p>
          </draw:text-box>
        </draw:frame>
        <draw:frame presentation:style-name="pr5" draw:layer="layout" svg:width="36.575cm" svg:height="15.087cm" svg:x="2.032cm" svg:y="5.349cm" presentation:class="outline">
          <draw:text-box>
            <text:list text:style-name="L3">
              <text:list-item>
                <text:p>eksperyment SSVEP</text:p>
                <text:list>
                  <text:list-item>
                    <text:p>30 powtórzeń</text:p>
                  </text:list-item>
                  <text:list-item>
                    <text:p>5 sekund stymulacji</text:p>
                  </text:list-item>
                  <text:list-item>
                    <text:p>próbkowanie 1024Hz</text:p>
                  </text:list-item>
                </text:list>
              </text:list-item>
              <text:list-item>
                <text:p>Małpa</text:p>
                <text:list>
                  <text:list-item>
                    <text:p>50 powtórzeń</text:p>
                  </text:list-item>
                  <text:list-item>
                    <text:p>1 sekunda stymulacji</text:p>
                  </text:list-item>
                  <text:list-item>
                    <text:p>próbkowanie 5000H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Metody analizy TF</text:p>
          </draw:text-box>
        </draw:frame>
        <draw:frame presentation:style-name="pr5" draw:layer="layout" svg:width="36.575cm" svg:height="15.087cm" svg:x="2.032cm" svg:y="5.349cm" presentation:class="outline">
          <draw:text-box>
            <text:list text:style-name="L3">
              <text:list-item>
                <text:p>Spectrogram</text:p>
              </text:list-item>
              <text:list-item>
                <text:p>Continuous wavelet transform</text:p>
              </text:list-item>
              <text:list-item>
                <text:p>Wigner Ville Distribution</text:p>
              </text:list-item>
              <text:list-item>
                <text:p>Matching Pursuit</text:p>
              </text:list-item>
              <text:list-item>
                <text:p>EEGLAB built-i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Spectrogram</text:p>
          </draw:text-box>
        </draw:frame>
        <draw:frame presentation:style-name="pr5" draw:layer="layout" svg:width="36.575cm" svg:height="15.087cm" svg:x="2.032cm" svg:y="5.3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Continuous Wavelet Transform</text:p>
          </draw:text-box>
        </draw:frame>
        <draw:frame presentation:style-name="pr5" draw:layer="layout" svg:width="36.575cm" svg:height="15.087cm" svg:x="2.032cm" svg:y="5.34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Wigner Ville Distribution</text:p>
          </draw:text-box>
        </draw:frame>
        <draw:frame presentation:style-name="pr5" draw:layer="layout" svg:width="36.575cm" svg:height="15.087cm" svg:x="2.032cm" svg:y="5.34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36.575cm" svg:height="3.817cm" svg:x="2.032cm" svg:y="0.911cm" presentation:class="title" presentation:user-transformed="true">
          <draw:text-box>
            <text:p>Matching Pursuit</text:p>
          </draw:text-box>
        </draw:frame>
        <draw:frame presentation:style-name="pr5" draw:layer="layout" svg:width="36.575cm" svg:height="15.087cm" svg:x="2.032cm" svg:y="5.34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36.575cm" svg:height="3.817cm" svg:x="2.032cm" svg:y="0.911cm" presentation:class="title">
          <draw:text-box>
            <text:p>EEGLAB</text:p>
          </draw:text-box>
        </draw:frame>
        <draw:frame presentation:style-name="pr5" draw:layer="layout" svg:width="36.575cm" svg:height="15.087cm" svg:x="2.032cm" svg:y="5.34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'Liberation Sans'" style:font-family-generic="roman" style:font-pitch="variable" fo:font-size="34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ol Augustin</meta:initial-creator>
    <meta:creation-date>2012-04-17T02:28:03</meta:creation-date>
    <meta:editing-duration>PT2M10S</meta:editing-duration>
    <meta:editing-cycles>2</meta:editing-cycles>
    <dc:date>2012-04-17T03:02:08</dc:date>
    <dc:creator>Karol Augustin</dc:creator>
    <meta:document-statistic meta:object-count="53"/>
    <meta:generator>LibreOffice/3.4$Unix LibreOffice_project/340m1$Build-402</meta:generator>
  </office:meta>
</office:document-meta>
</file>